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Hack" svg:font-family="Hack" style:font-pitch="fixed"/>
    <style:font-face style:name="Abyssinica SIL" svg:font-family="'Abyssinica SIL'" style:font-pitch="variable"/>
    <style:font-face style:name="Sahadeva" svg:font-family="Sahadeva" style:font-pitch="variable"/>
    <style:font-face style:name="Yrsa" svg:font-family="Yrsa" style:font-pitch="variable"/>
    <style:font-face style:name="Liberation Serif" svg:font-family="'Liberation Serif'" style:font-family-generic="roman" style:font-pitch="variable"/>
    <style:font-face style:name="Noto Serif Kannada" svg:font-family="'Noto Serif Kannad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29e33e"/>
    </style:style>
    <style:style style:name="P2" style:family="paragraph" style:parent-style-name="Standard" style:list-style-name="L1">
      <style:text-properties style:font-name="Yrsa" officeooo:rsid="001d2d88" officeooo:paragraph-rsid="001d2d88"/>
    </style:style>
    <style:style style:name="P3" style:family="paragraph" style:parent-style-name="Standard" style:list-style-name="L1">
      <style:text-properties style:font-name="Yrsa" officeooo:rsid="001c57ed" officeooo:paragraph-rsid="001d2d88"/>
    </style:style>
    <style:style style:name="P4" style:family="paragraph" style:parent-style-name="Standard" style:list-style-name="L1">
      <style:text-properties style:font-name="Yrsa" officeooo:rsid="001e6aad" officeooo:paragraph-rsid="001e6aad"/>
    </style:style>
    <style:style style:name="P5" style:family="paragraph" style:parent-style-name="Standard" style:list-style-name="L1">
      <style:text-properties style:font-name="Yrsa" officeooo:rsid="001e6aad" officeooo:paragraph-rsid="0025e57c"/>
    </style:style>
    <style:style style:name="P6" style:family="paragraph" style:parent-style-name="Standard" style:list-style-name="L1">
      <style:text-properties style:font-name="Yrsa" officeooo:rsid="001e6aad" officeooo:paragraph-rsid="0029e33e"/>
    </style:style>
    <style:style style:name="P7" style:family="paragraph" style:parent-style-name="Standard" style:list-style-name="L1">
      <style:text-properties style:font-name="Yrsa" officeooo:paragraph-rsid="001d2d88"/>
    </style:style>
    <style:style style:name="P8" style:family="paragraph" style:parent-style-name="Standard" style:list-style-name="L1">
      <style:text-properties style:font-name="Yrsa" officeooo:paragraph-rsid="001e6aad"/>
    </style:style>
    <style:style style:name="P9" style:family="paragraph" style:parent-style-name="Standard" style:list-style-name="L1">
      <style:text-properties style:font-name="Yrsa" officeooo:paragraph-rsid="0029e33e"/>
    </style:style>
    <style:style style:name="P10" style:family="paragraph" style:parent-style-name="Standard" style:list-style-name="L1">
      <style:text-properties style:font-name="Yrsa" officeooo:paragraph-rsid="002b89ef"/>
    </style:style>
    <style:style style:name="P11" style:family="paragraph" style:parent-style-name="Standard" style:list-style-name="L1">
      <style:text-properties style:font-name="Yrsa" officeooo:paragraph-rsid="002ce28c"/>
    </style:style>
    <style:style style:name="P12" style:family="paragraph" style:parent-style-name="Standard" style:list-style-name="L1">
      <style:text-properties style:font-name="Yrsa" officeooo:rsid="0027e560" officeooo:paragraph-rsid="0027e560"/>
    </style:style>
    <style:style style:name="P13" style:family="paragraph" style:parent-style-name="Standard" style:list-style-name="L1">
      <style:text-properties style:font-name="Yrsa" officeooo:rsid="0029e33e" officeooo:paragraph-rsid="0029e33e"/>
    </style:style>
    <style:style style:name="P14" style:family="paragraph" style:parent-style-name="Standard" style:list-style-name="L1">
      <style:text-properties style:font-name="Yrsa" officeooo:rsid="002b89ef" officeooo:paragraph-rsid="002b89ef"/>
    </style:style>
    <style:style style:name="P15" style:family="paragraph" style:parent-style-name="Standard" style:list-style-name="L1">
      <style:text-properties style:font-name="Yrsa" officeooo:rsid="002ce28c" officeooo:paragraph-rsid="002ce28c"/>
    </style:style>
    <style:style style:name="P16" style:family="paragraph" style:parent-style-name="Standard" style:list-style-name="L1">
      <style:text-properties style:font-name="Yrsa" officeooo:rsid="002d7265" officeooo:paragraph-rsid="002d7265"/>
    </style:style>
    <style:style style:name="T1" style:family="text">
      <style:text-properties officeooo:rsid="001d2d88"/>
    </style:style>
    <style:style style:name="T2" style:family="text">
      <style:text-properties officeooo:rsid="001ddcb4"/>
    </style:style>
    <style:style style:name="T3" style:family="text">
      <style:text-properties officeooo:rsid="001e6aad"/>
    </style:style>
    <style:style style:name="T4" style:family="text">
      <style:text-properties officeooo:rsid="001feb2d"/>
    </style:style>
    <style:style style:name="T5" style:family="text">
      <style:text-properties officeooo:rsid="0029e33e"/>
    </style:style>
    <style:style style:name="T6" style:family="text">
      <style:text-properties officeooo:rsid="002b89ef"/>
    </style:style>
    <style:style style:name="T7" style:family="text">
      <style:text-properties style:font-name="Yrsa" officeooo:rsid="001e6aad"/>
    </style:style>
    <style:style style:name="T8" style:family="text">
      <style:text-properties style:font-name="Yrsa" officeooo:rsid="002d116b"/>
    </style:style>
    <style:style style:name="T9" style:family="text">
      <style:text-properties officeooo:rsid="002ce28c"/>
    </style:style>
    <style:style style:name="T10" style:family="text">
      <style:text-properties officeooo:rsid="002d7265"/>
    </style:style>
    <style:style style:name="T11" style:family="text">
      <style:text-properties officeooo:rsid="002f18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76582726" text:style-name="L1">
        <text:list-item>
          <text:p text:style-name="P2">Mtech </text:p>
          <text:list>
            <text:list-item>
              <text:p text:style-name="P3">DB Location: <text:s/><text:span text:style-name="T1">/data1/um/drich/Wheeler-Labs/benchmarks/profmark-benchmark/</text:span></text:p>
              <text:list>
                <text:list-item>
                  <text:p text:style-name="P5">1k subset: (<text:span text:style-name="T10">target, query)</text:span></text:p>
                  <text:list>
                    <text:list-item>
                      <text:p text:style-name="P5"><text:span text:style-name="T5">matches: (0,0), (1,5), (2,4), (3,3), (4,1),(5,2)</text:span></text:p>
                    </text:list-item>
                    <text:list-item>
                      <text:p text:style-name="P5">O14727, L5MCZ0, I3MRA0, Q9EQZ6, D6THH4, Q08462</text:p>
                    </text:list-item>
                  </text:list>
                </text:list-item>
                <text:list-item>
                  <text:p text:style-name="P4">5k subset: (<text:span text:style-name="T10">target, query)</text:span></text:p>
                  <text:list>
                    <text:list-item>
                      <text:p text:style-name="P13">matches: (<text:span text:style-name="T11">0,3),(1,1),(2,2),(3,0),(4,4),(5,5)</text:span></text:p>
                    </text:list-item>
                    <text:list-item>
                      <text:p text:style-name="P13">O30409_1, H0VZZ7_1, O01761_1, Q2FYJ6_1, M9PC48_1, P0C6X7_1</text:p>
                    </text:list-item>
                  </text:list>
                </text:list-item>
              </text:list>
            </text:list-item>
            <text:list-item>
              <text:p text:style-name="P7"><text:span text:style-name="T1">Tools Location: <text:s text:c="2"/>/data1/um/drich/tools/fb-pruner/</text:span></text:p>
            </text:list-item>
            <text:list-item>
              <text:p text:style-name="P2">Testing Scripts: <text:tab/></text:p>
              <text:list>
                <text:list-item>
                  <text:p text:style-name="P7"><text:span text:style-name="T1">slurm script: <text:s/>/data1/um/drich/Wheeler-Labs/benchmarks/profmark-benchmark/scripts/job-runners-slurm/cloud/run_cloud_search.sh</text:span></text:p>
                </text:list-item>
                <text:list-item>
                  <text:p text:style-name="P8"><text:span text:style-name="T2">bash script: /data1/um/drich/Wheeler-Labs/benchmarks/profmark-benchmark/scripts/cloud/fb-pruner.sh</text:span></text:p>
                </text:list-item>
                <text:list-item>
                  <text:p text:style-name="P8">% <text:span text:style-name="T6">sbatch run_cloud_search &lt;my_id&gt; &lt;alpha&gt; &lt;alpha_max&gt;</text:span></text:p>
                </text:list-item>
                <text:list-item>
                  <text:p text:style-name="P8">% <text:span text:style-name="T6">bash runall_cloud_search &lt;my_id&gt;</text:span></text:p>
                </text:list-item>
                <text:list-item>
                  <text:p text:style-name="P8">% <text:span text:style-name="T9">srun/bash fb-pruner.sh &lt;job_id&gt; &lt;my_id&gt; &lt;alpha&gt; &lt;alpha_max&gt;</text:span></text:p>
                </text:list-item>
              </text:list>
            </text:list-item>
            <text:list-item>
              <text:p text:style-name="P8"><text:span text:style-name="T3">Results Location:</text:span></text:p>
              <text:list>
                <text:list-item>
                  <text:p text:style-name="P9"><text:span text:style-name="T3">/data1/um/drich/Wheeler-Labs/benchmarks/profmark-benchmark/results/cloud/&lt;my_id&gt;</text:span></text:p>
                </text:list-item>
              </text:list>
            </text:list-item>
            <text:list-item>
              <text:p text:style-name="P14">DB Utility Scripts:</text:p>
              <text:list>
                <text:list-item>
                  <text:p text:style-name="P14">location: <text:span text:style-name="T5">/data1/um/drich/Wheeler-Labs/benchmarks/profmark-benchmark/db/scripts/</text:span></text:p>
                </text:list-item>
                <text:list-item>
                  <text:p text:style-name="P10"><text:span text:style-name="T5">fasta→hmm:</text:span></text:p>
                  <text:list>
                    <text:list-item>
                      <text:p text:style-name="P10"><text:span text:style-name="T6">% bash convert_fasta_to_hmm.sh &lt;fasta_file&gt;</text:span></text:p>
                    </text:list-item>
                    <text:list-item>
                      <text:p text:style-name="P16">Outputs the hmm file as “&lt;fasta_file&gt;.hmm”</text:p>
                    </text:list-item>
                  </text:list>
                </text:list-item>
                <text:list-item>
                  <text:p text:style-name="P10"><text:span text:style-name="T6">find fasta/hmm models by query:</text:span></text:p>
                  <text:list>
                    <text:list-item>
                      <text:p text:style-name="P11"><text:span text:style-name="T6">% python3 fasta_getby.py &lt;fasta_file&gt; --name &lt;model_name&gt; --limit &lt;max_results&gt; --index &lt;int&gt; --range &lt;begin_index, end_index&gt; --length &lt;min_length, max_length&gt; </text:span></text:p>
                    </text:list-item>
                    <text:list-item>
                      <text:p text:style-name="P11"><text:span text:style-name="T6">% python3 hmm_getby.py &lt;hmm_file&gt; --name &lt;model_name&gt; --limit &lt;max_results&gt; --index &lt;int&gt; --range &lt;begin index, end index&gt; --length &lt;min_length, max_length&gt;</text:span></text:p>
                    </text:list-item>
                    <text:list-item>
                      <text:p text:style-name="P15">(all search arguments optional)</text:p>
                    </text:list-item>
                  </text:list>
                </text:list-item>
              </text:list>
            </text:list-item>
            <text:list-item>
              <text:p text:style-name="P6"><text:span text:style-name="T6">Notes: </text:span>In order to run a slurm script for a given query/target database, you need to change the paths in the bash script above (need to add an argument so it can be changed from the slurm file). The slurm script can be executed with % sbatch run_cloud_search.sh &lt;my_id&gt; &lt;alpha&gt; &lt;alpha_max&gt;. &lt;my_id&gt; just tells the script what to name the <text:span text:style-name="T4">top</text:span> directory in the results directory. <text:s/>The runall_cloud_search.sh can be called with % bash runall_cloud_search.sh &lt;my_id&gt; and will call % sbatch for a loop of inner.</text:p>
            </text:list-item>
            <text:list-item>
              <text:p text:style-name="P1"><text:span text:style-name="T8">Output to cloud search is currently being sent to stdout, which goes to: “output/&lt;slurm_job_number&gt;/”. <text:s/>You can extract the data by running % bash format_output.sh &lt;output_folder&gt;. <text:s/>This will put all results into that folder called “final.csv”.</text:span><text:span text:style-name="T7"><text:line-break/></text:span></text:p>
            </text:list-item>
          </text:list>
        </text:list-item>
        <text:list-item>
          <text:p text:style-name="P12"><text:soft-page-break/>Visualization</text:p>
          <text:list>
            <text:list-item>
              <text:p text:style-name="P12">fb-pruner makefile location: fb-pruner/fb-pruner/Makefile</text:p>
              <text:list>
                <text:list-item>
                  <text:p text:style-name="P12">% make DBG=1 (debug flag for vizualization output)</text:p>
                </text:list-item>
                <text:list-item>
                  <text:p text:style-name="P12">USAGE: % fb-pruner &lt;pipeline&gt; &lt;target&gt; &lt;query&gt;</text:p>
                </text:list-item>
                <text:list-item>
                  <text:p text:style-name="P12">% ./build/fb-pruner viz &lt;target&gt; &lt;query&gt;</text:p>
                </text:list-item>
                <text:list-item>
                  <text:p text:style-name="P12">NOTES: This will output the dp matrices to a folder named “test_output/” in the current folder. <text:s/>The “my.*.mx” files are the ones the have dp matrices, one for each method. <text:s/>Currently the visualization pipeline only runs for the first model in the query and target files (writing a loop for it currently).</text:p>
                </text:list-item>
              </text:list>
            </text:list-item>
            <text:list-item>
              <text:p text:style-name="P12">Python visualization script location: <text:s text:c="2"/>fb-pruner/fb-pruner/scripts/build_matrix_heatmap.py</text:p>
              <text:list>
                <text:list-item>
                  <text:p text:style-name="P12">python3 build_matrix_heatmap.py &lt;mx_file&gt; -tr -4</text:p>
                </text:list-item>
                <text:list-item>
                  <text:p text:style-name="P12">-tr renders a heatmap of just the match state matrix with the viterbi traceback.</text:p>
                </text:list-item>
                <text:list-item>
                  <text:p text:style-name="P12">-4 renders a heatmap of match,insert,delete,special state matrices (no traceback).</text:p>
                </text:list-item>
              </text:list>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Hack" svg:font-family="Hack" style:font-pitch="fixed"/>
    <style:font-face style:name="Abyssinica SIL" svg:font-family="'Abyssinica SIL'" style:font-pitch="variable"/>
    <style:font-face style:name="Sahadeva" svg:font-family="Sahadeva" style:font-pitch="variable"/>
    <style:font-face style:name="Yrsa" svg:font-family="Yrsa" style:font-pitch="variable"/>
    <style:font-face style:name="Liberation Serif" svg:font-family="'Liberation Serif'" style:font-family-generic="roman" style:font-pitch="variable"/>
    <style:font-face style:name="Noto Serif Kannada" svg:font-family="'Noto Serif Kannad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3T13:45:05.993004495</meta:creation-date>
    <dc:date>2020-06-04T17:47:31.950952699</dc:date>
    <meta:editing-duration>PT7H18M1S</meta:editing-duration>
    <meta:editing-cycles>5</meta:editing-cycles>
    <meta:generator>LibreOffice/6.3.5.2$Linux_X86_64 LibreOffice_project/30$Build-2</meta:generator>
    <meta:document-statistic meta:table-count="0" meta:image-count="0" meta:object-count="0" meta:page-count="2" meta:paragraph-count="38" meta:word-count="401" meta:character-count="3037" meta:non-whitespace-character-count="2706"/>
  </office:meta>
</office:document-meta>
</file>